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80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4638in"/>
    </style:style>
    <style:style style:name="co4" style:family="table-column">
      <style:table-column-properties fo:break-before="auto" style:column-width="1.5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118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office:value-type="string">
            <text:p>Gt</text:p>
          </table:table-cell>
          <table:table-cell office:value-type="string">
            <text:p>Gr</text:p>
          </table:table-cell>
          <table:table-cell office:value-type="string">
            <text:p>H^2</text:p>
          </table:table-cell>
          <table:table-cell office:value-type="string">
            <text:p>h</text:p>
          </table:table-cell>
          <table:table-cell office:value-type="string">
            <text:p>dist</text:p>
          </table:table-cell>
          <table:table-cell office:value-type="string">
            <text:p>pt</text:p>
          </table:table-cell>
          <table:table-cell office:value-type="string">
            <text:p>frec</text:p>
          </table:table-cell>
          <table:table-cell/>
          <table:table-cell office:value-type="string">
            <text:p>dbr</text:p>
          </table:table-cell>
          <table:table-cell office:value-type="string">
            <text:p>dbt</text:p>
          </table:table-cell>
          <table:table-cell office:value-type="string">
            <text:p>Vel Luz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table:formula="of:=[.D2]* [.D2]" office:value-type="float" office:value="0.0156033885197364">
            <text:p>0.0156033885</text:p>
          </table:table-cell>
          <table:table-cell table:style-name="ce1" table:formula="of:=(1 / [.G2]) * [.K2]" office:value-type="float" office:value="0.124913524166667">
            <text:p>1.25E-001</text:p>
          </table:table-cell>
          <table:table-cell table:formula="of:=200^0.5" office:value-type="float" office:value="14.142135623731">
            <text:p>14.1421356237</text:p>
          </table:table-cell>
          <table:table-cell table:style-name="ce2" table:formula="of:= 0.001 * 10^([.J2] / 10)" office:value-type="float" office:value="0.1">
            <text:p>0.100</text:p>
          </table:table-cell>
          <table:table-cell office:value-type="float" office:value="2400000000">
            <text:p>2400000000</text:p>
          </table:table-cell>
          <table:table-cell/>
          <table:table-cell table:formula="of:=10 * LOG([.A5]/0.001;10)" office:value-type="float" office:value="-29.0785034336165">
            <text:p>-29.0785034336</text:p>
          </table:table-cell>
          <table:table-cell office:value-type="float" office:value="20">
            <text:p>20</text:p>
          </table:table-cell>
          <table:table-cell table:style-name="ce3" office:value-type="float" office:value="299792458">
            <text:p>29979245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Pr</text:p>
          </table:table-cell>
          <table:table-cell table:number-columns-repeated="10"/>
        </table:table-row>
        <table:table-row table:style-name="ro1">
          <table:table-cell table:formula="of:=[.A2]*[.B2]*[.C2]*[.F2] / (4 * 3.14 * [.E2])^2" office:value-type="float" office:value="0.00000123637341079193">
            <text:p>1.23637341079193E-006</text:p>
          </table:table-cell>
          <table:table-cell table:number-columns-repeated="10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3" number:min-integer-digits="1"/>
    </number:number-style>
    <number:number-style style:name="N117">
      <number:number number:decimal-places="20" number:min-integer-digits="1"/>
    </number:number-style>
    <number:number-style style:name="N118">
      <number:number number:decimal-places="3" number:min-integer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9">06/29/2013</text:date>, <text:time>19:54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6-29T19:32:40</meta:creation-date>
    <dc:date>2013-06-29T19:54:59</dc:date>
    <meta:editing-duration>PT5M48S</meta:editing-duration>
    <meta:editing-cycles>1</meta:editing-cycles>
    <meta:document-statistic meta:table-count="3" meta:cell-count="22" meta:object-count="0"/>
    <meta:generator>LibreOffice/3.3$Unix LibreOffice_project/330m19$Build-301</meta:generator>
  </office:meta>
</office:document-meta>
</file>